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officeooo:rsid="002cedeb" officeooo:paragraph-rsid="002d7119"/>
    </style:style>
    <style:style style:name="P22" style:family="paragraph" style:parent-style-name="Standard">
      <style:text-properties officeooo:rsid="002d7119" officeooo:paragraph-rsid="002d7119"/>
    </style:style>
    <style:style style:name="P23" style:family="paragraph" style:parent-style-name="Standard">
      <style:text-properties officeooo:rsid="002e6d86" officeooo:paragraph-rsid="002e6d86"/>
    </style:style>
    <style:style style:name="P24" style:family="paragraph" style:parent-style-name="Standard">
      <style:text-properties officeooo:rsid="002f9a48" officeooo:paragraph-rsid="0030c477"/>
    </style:style>
    <style:style style:name="P25" style:family="paragraph" style:parent-style-name="Standard">
      <style:text-properties officeooo:rsid="00318614" officeooo:paragraph-rsid="00318614"/>
    </style:style>
    <style:style style:name="P26" style:family="paragraph" style:parent-style-name="Standard">
      <style:text-properties officeooo:rsid="00318614" officeooo:paragraph-rsid="0033cebc"/>
    </style:style>
    <style:style style:name="P27" style:family="paragraph" style:parent-style-name="Standard">
      <style:text-properties officeooo:rsid="0034a917" officeooo:paragraph-rsid="0034a917"/>
    </style:style>
    <style:style style:name="P28" style:family="paragraph" style:parent-style-name="Standard">
      <style:text-properties officeooo:rsid="0038d24a" officeooo:paragraph-rsid="0038d24a"/>
    </style:style>
    <style:style style:name="P29" style:family="paragraph" style:parent-style-name="Standard">
      <style:text-properties officeooo:rsid="0039c897" officeooo:paragraph-rsid="0039c897"/>
    </style:style>
    <style:style style:name="P30" style:family="paragraph" style:parent-style-name="Standard">
      <style:text-properties officeooo:rsid="003c4a23" officeooo:paragraph-rsid="003c4a23"/>
    </style:style>
    <style:style style:name="P31" style:family="paragraph" style:parent-style-name="Standard">
      <style:text-properties officeooo:rsid="003f347b" officeooo:paragraph-rsid="003f347b"/>
    </style:style>
    <style:style style:name="P32" style:family="paragraph" style:parent-style-name="Standard">
      <style:text-properties style:text-underline-style="none" officeooo:rsid="002e6d86" officeooo:paragraph-rsid="002e6d86"/>
    </style:style>
    <style:style style:name="P33" style:family="paragraph" style:parent-style-name="Standard">
      <style:text-properties style:text-underline-style="none" officeooo:rsid="002f9a48" officeooo:paragraph-rsid="002f9a48"/>
    </style:style>
    <style:style style:name="P34" style:family="paragraph" style:parent-style-name="Standard">
      <style:text-properties style:text-underline-style="none" officeooo:rsid="002f9a48" officeooo:paragraph-rsid="0030c477"/>
    </style:style>
    <style:style style:name="P35" style:family="paragraph" style:parent-style-name="Standard">
      <style:text-properties style:text-underline-style="none" officeooo:rsid="0030c477" officeooo:paragraph-rsid="0030c477"/>
    </style:style>
    <style:style style:name="P36" style:family="paragraph" style:parent-style-name="Standard">
      <style:text-properties style:text-underline-style="none" officeooo:rsid="0030d108" officeooo:paragraph-rsid="0030d108"/>
    </style:style>
    <style:style style:name="P37" style:family="paragraph" style:parent-style-name="Standard">
      <style:text-properties style:text-underline-style="none" officeooo:rsid="00461575" officeooo:paragraph-rsid="00461575"/>
    </style:style>
    <style:style style:name="P38" style:family="paragraph" style:parent-style-name="Standard">
      <style:text-properties style:text-underline-style="none" officeooo:rsid="003835fb" officeooo:paragraph-rsid="003835fb"/>
    </style:style>
    <style:style style:name="P39" style:family="paragraph" style:parent-style-name="Standard">
      <style:text-properties style:text-underline-style="none" officeooo:rsid="00318614" officeooo:paragraph-rsid="00318614"/>
    </style:style>
    <style:style style:name="P40" style:family="paragraph" style:parent-style-name="Standard">
      <style:text-properties style:text-underline-style="none" officeooo:rsid="0034a917" officeooo:paragraph-rsid="0034a917"/>
    </style:style>
    <style:style style:name="P41" style:family="paragraph" style:parent-style-name="Standard">
      <style:text-properties style:text-underline-style="none" officeooo:rsid="0038d24a" officeooo:paragraph-rsid="0038d24a"/>
    </style:style>
    <style:style style:name="P42" style:family="paragraph" style:parent-style-name="Standard">
      <style:text-properties style:text-underline-style="none" officeooo:rsid="0038d24a" officeooo:paragraph-rsid="00420719"/>
    </style:style>
    <style:style style:name="P43" style:family="paragraph" style:parent-style-name="Standard">
      <style:text-properties style:text-underline-style="none" officeooo:rsid="0039c897" officeooo:paragraph-rsid="0039c897"/>
    </style:style>
    <style:style style:name="P44" style:family="paragraph" style:parent-style-name="Standard">
      <style:text-properties style:text-underline-style="none" officeooo:rsid="003a7f1a" officeooo:paragraph-rsid="003a7f1a"/>
    </style:style>
    <style:style style:name="P45" style:family="paragraph" style:parent-style-name="Standard">
      <style:text-properties style:text-underline-style="none" officeooo:rsid="003c4a23" officeooo:paragraph-rsid="003c4a23"/>
    </style:style>
    <style:style style:name="P46" style:family="paragraph" style:parent-style-name="Standard">
      <style:text-properties style:text-underline-style="none" officeooo:rsid="003f347b" officeooo:paragraph-rsid="003f347b"/>
    </style:style>
    <style:style style:name="P47" style:family="paragraph" style:parent-style-name="Standard">
      <style:text-properties style:text-underline-style="none" officeooo:rsid="00406981" officeooo:paragraph-rsid="00406981"/>
    </style:style>
    <style:style style:name="P48" style:family="paragraph" style:parent-style-name="Standard">
      <style:text-properties style:text-underline-style="none" officeooo:rsid="00476e90" officeooo:paragraph-rsid="00476e90"/>
    </style:style>
    <style:style style:name="P49" style:family="paragraph" style:parent-style-name="Standard">
      <style:text-properties style:text-underline-style="none" officeooo:rsid="004928ee" officeooo:paragraph-rsid="004928ee"/>
    </style:style>
    <style:style style:name="P50" style:family="paragraph" style:parent-style-name="Standard">
      <style:text-properties style:text-underline-style="none" officeooo:rsid="004a49dc" officeooo:paragraph-rsid="004a49dc"/>
    </style:style>
    <style:style style:name="P51" style:family="paragraph" style:parent-style-name="Standard">
      <style:text-properties style:text-underline-style="none" officeooo:rsid="004a49dc" officeooo:paragraph-rsid="004f523b"/>
    </style:style>
    <style:style style:name="P52" style:family="paragraph" style:parent-style-name="Standard">
      <style:text-properties style:text-underline-style="none" officeooo:rsid="004b8a7c" officeooo:paragraph-rsid="004b8a7c"/>
    </style:style>
    <style:style style:name="P53" style:family="paragraph" style:parent-style-name="Standard">
      <style:text-properties style:text-underline-style="none" officeooo:rsid="004c4440" officeooo:paragraph-rsid="004c4440"/>
    </style:style>
    <style:style style:name="P54" style:family="paragraph" style:parent-style-name="Standard">
      <style:paragraph-properties fo:text-align="start" style:justify-single-word="false"/>
      <style:text-properties style:text-underline-style="none" officeooo:rsid="004d16b2" officeooo:paragraph-rsid="004d16b2"/>
    </style:style>
    <style:style style:name="P55" style:family="paragraph" style:parent-style-name="Standard">
      <style:text-properties style:text-underline-style="none" officeooo:rsid="004f523b" officeooo:paragraph-rsid="004f523b"/>
    </style:style>
    <style:style style:name="P56" style:family="paragraph" style:parent-style-name="Standard">
      <style:text-properties style:text-underline-style="none" officeooo:rsid="00446559" officeooo:paragraph-rsid="00446559"/>
    </style:style>
    <style:style style:name="P57" style:family="paragraph" style:parent-style-name="Standard">
      <style:text-properties style:text-underline-style="none" officeooo:rsid="005167a9" officeooo:paragraph-rsid="005167a9"/>
    </style:style>
    <style:style style:name="P58" style:family="paragraph" style:parent-style-name="Standard">
      <style:text-properties style:text-underline-style="none" officeooo:rsid="0052fbbb" officeooo:paragraph-rsid="0052fbbb"/>
    </style:style>
    <style:style style:name="P59" style:family="paragraph" style:parent-style-name="Standard">
      <style:text-properties style:text-underline-style="none" officeooo:rsid="0052fbbb" officeooo:paragraph-rsid="00533e6e"/>
    </style:style>
    <style:style style:name="P60" style:family="paragraph" style:parent-style-name="Standard">
      <style:text-properties style:text-underline-style="none" officeooo:rsid="0057164d" officeooo:paragraph-rsid="0057164d"/>
    </style:style>
    <style:style style:name="P61" style:family="paragraph" style:parent-style-name="Standard">
      <style:text-properties style:text-underline-style="none" officeooo:rsid="0057547c" officeooo:paragraph-rsid="0057547c"/>
    </style:style>
    <style:style style:name="P62" style:family="paragraph" style:parent-style-name="Standard">
      <style:text-properties style:text-underline-style="none" officeooo:rsid="00591fb0" officeooo:paragraph-rsid="00591fb0"/>
    </style:style>
    <style:style style:name="P63" style:family="paragraph" style:parent-style-name="Standard">
      <style:text-properties style:text-underline-style="none" officeooo:rsid="00594172" officeooo:paragraph-rsid="00594172"/>
    </style:style>
    <style:style style:name="P64" style:family="paragraph" style:parent-style-name="Standard">
      <style:text-properties style:text-underline-style="none" officeooo:rsid="005a1e70" officeooo:paragraph-rsid="005a1e70"/>
    </style:style>
    <style:style style:name="P65" style:family="paragraph" style:parent-style-name="Standard">
      <style:text-properties style:text-underline-style="none" officeooo:rsid="005bca75" officeooo:paragraph-rsid="005bca75"/>
    </style:style>
    <style:style style:name="P66" style:family="paragraph" style:parent-style-name="Standard">
      <style:text-properties style:text-underline-style="none" officeooo:rsid="005c5d42" officeooo:paragraph-rsid="005c5d42"/>
    </style:style>
    <style:style style:name="P67" style:family="paragraph" style:parent-style-name="Standard">
      <style:text-properties style:text-underline-style="none" officeooo:rsid="005d1053" officeooo:paragraph-rsid="005d1053"/>
    </style:style>
    <style:style style:name="P68" style:family="paragraph" style:parent-style-name="Standard">
      <style:text-properties style:text-underline-style="none" officeooo:rsid="005db31b" officeooo:paragraph-rsid="005db31b"/>
    </style:style>
    <style:style style:name="P69" style:family="paragraph" style:parent-style-name="Standard">
      <style:text-properties style:text-underline-style="none" officeooo:rsid="0060e537" officeooo:paragraph-rsid="0060e537"/>
    </style:style>
    <style:style style:name="P70" style:family="paragraph" style:parent-style-name="Standard">
      <style:text-properties style:text-underline-style="none" officeooo:rsid="006382c8" officeooo:paragraph-rsid="006382c8"/>
    </style:style>
    <style:style style:name="P71" style:family="paragraph" style:parent-style-name="Standard">
      <style:text-properties style:text-underline-style="none" officeooo:rsid="00618682" officeooo:paragraph-rsid="00618682"/>
    </style:style>
    <style:style style:name="P72" style:family="paragraph" style:parent-style-name="Standard">
      <style:text-properties style:text-underline-style="none" officeooo:rsid="00647009" officeooo:paragraph-rsid="00647009"/>
    </style:style>
    <style:style style:name="P73" style:family="paragraph" style:parent-style-name="Standard">
      <style:text-properties officeooo:rsid="00618682" officeooo:paragraph-rsid="00618682"/>
    </style:style>
    <style:style style:name="P74" style:family="paragraph" style:parent-style-name="Standard">
      <style:text-properties officeooo:paragraph-rsid="00647009"/>
    </style:style>
    <style:style style:name="P75" style:family="paragraph" style:parent-style-name="Table_20_Contents">
      <style:text-properties officeooo:rsid="005f1a70" officeooo:paragraph-rsid="005f1a70"/>
    </style:style>
    <style:style style:name="P76" style:family="paragraph" style:parent-style-name="Table_20_Contents">
      <style:paragraph-properties fo:text-align="start" style:justify-single-word="false"/>
      <style:text-properties officeooo:rsid="005f1a70" officeooo:paragraph-rsid="005f1a70"/>
    </style:style>
    <style:style style:name="P77" style:family="paragraph" style:parent-style-name="Table_20_Contents">
      <style:text-properties fo:color="#ff0000" officeooo:rsid="005f1a70" officeooo:paragraph-rsid="005f1a70"/>
    </style:style>
    <style:style style:name="P78" style:family="paragraph" style:parent-style-name="Table_20_Contents">
      <style:text-properties fo:color="#ff0000" officeooo:rsid="005f1a70" officeooo:paragraph-rsid="005f1a70" fo:background-color="#ffff00"/>
    </style:style>
    <style:style style:name="P79" style:family="paragraph" style:parent-style-name="Standard">
      <style:text-properties style:text-underline-style="none" officeooo:rsid="0038d24a" officeooo:paragraph-rsid="00420719"/>
    </style:style>
    <style:style style:name="P80" style:family="paragraph" style:parent-style-name="Standard">
      <style:text-properties style:text-underline-style="none" officeooo:rsid="007140bf" officeooo:paragraph-rsid="007140bf"/>
    </style:style>
    <style:style style:name="P81" style:family="paragraph" style:parent-style-name="Standard">
      <style:text-properties style:text-underline-style="none" officeooo:rsid="007140bf" officeooo:paragraph-rsid="007840cd"/>
    </style:style>
    <style:style style:name="P82" style:family="paragraph" style:parent-style-name="Standard">
      <style:text-properties officeooo:paragraph-rsid="007140bf"/>
    </style:style>
    <style:style style:name="P83" style:family="paragraph" style:parent-style-name="Standard">
      <style:text-properties style:font-name="Liberation Serif" style:text-underline-style="none" officeooo:rsid="007140bf" officeooo:paragraph-rsid="007140bf"/>
    </style:style>
    <style:style style:name="P84" style:family="paragraph" style:parent-style-name="Standard">
      <style:text-properties style:font-name="Liberation Serif" style:text-underline-style="none" officeooo:rsid="007140bf" officeooo:paragraph-rsid="007253b1"/>
    </style:style>
    <style:style style:name="P85" style:family="paragraph" style:parent-style-name="Standard">
      <style:text-properties style:font-name="Liberation Serif" style:text-underline-style="none" officeooo:rsid="007140bf" officeooo:paragraph-rsid="00743333"/>
    </style:style>
    <style:style style:name="P86" style:family="paragraph" style:parent-style-name="Standard">
      <style:text-properties style:font-name="Liberation Serif" style:text-underline-style="none" officeooo:rsid="007140bf" officeooo:paragraph-rsid="0076b7c6"/>
    </style:style>
    <style:style style:name="P87" style:family="paragraph" style:parent-style-name="Standard">
      <style:text-properties style:font-name="Liberation Serif" style:text-underline-style="none" officeooo:rsid="007253b1" officeooo:paragraph-rsid="007253b1"/>
    </style:style>
    <style:style style:name="P88" style:family="paragraph" style:parent-style-name="Standard">
      <style:text-properties style:font-name="Liberation Serif" style:text-underline-style="none" officeooo:rsid="00762c9c" officeooo:paragraph-rsid="00762c9c"/>
    </style:style>
    <style:style style:name="P89" style:family="paragraph" style:parent-style-name="Standard">
      <style:text-properties officeooo:paragraph-rsid="0073739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officeooo:rsid="001d0e8c"/>
    </style:style>
    <style:style style:name="T4" style:family="text">
      <style:text-properties officeooo:rsid="00211b27"/>
    </style:style>
    <style:style style:name="T5" style:family="text">
      <style:text-properties fo:color="#000000" style:text-underline-style="none" officeooo:rsid="00211b27"/>
    </style:style>
    <style:style style:name="T6" style:family="text">
      <style:text-properties fo:color="#000000" style:text-underline-style="none" officeooo:rsid="002b3379"/>
    </style:style>
    <style:style style:name="T7" style:family="text">
      <style:text-properties officeooo:rsid="00254067"/>
    </style:style>
    <style:style style:name="T8" style:family="text">
      <style:text-properties officeooo:rsid="002b3379"/>
    </style:style>
    <style:style style:name="T9" style:family="text">
      <style:text-properties style:text-underline-style="none"/>
    </style:style>
    <style:style style:name="T10" style:family="text">
      <style:text-properties style:text-underline-style="none" officeooo:rsid="0030c477"/>
    </style:style>
    <style:style style:name="T11" style:family="text">
      <style:text-properties style:text-underline-style="none" officeooo:rsid="0033cebc"/>
    </style:style>
    <style:style style:name="T12" style:family="text">
      <style:text-properties style:text-underline-style="none" officeooo:rsid="00367f40"/>
    </style:style>
    <style:style style:name="T13" style:family="text">
      <style:text-properties style:text-underline-style="none" officeooo:rsid="0038d24a"/>
    </style:style>
    <style:style style:name="T14" style:family="text">
      <style:text-properties style:text-underline-style="none" officeooo:rsid="003a7f1a"/>
    </style:style>
    <style:style style:name="T15" style:family="text">
      <style:text-properties style:text-underline-style="none" officeooo:rsid="003f347b"/>
    </style:style>
    <style:style style:name="T16" style:family="text">
      <style:text-properties style:text-underline-style="none" officeooo:rsid="00420719"/>
    </style:style>
    <style:style style:name="T17" style:family="text">
      <style:text-properties style:text-underline-style="none" officeooo:rsid="006cb021"/>
    </style:style>
    <style:style style:name="T18" style:family="text">
      <style:text-properties style:font-name="Liberation Serif"/>
    </style:style>
    <style:style style:name="T19" style:family="text">
      <style:text-properties style:font-name="Liberation Serif" fo:font-size="12pt" style:text-underline-style="none" style:font-size-asian="12pt" style:font-size-complex="12pt"/>
    </style:style>
    <style:style style:name="T20" style:family="text">
      <style:text-properties style:font-name="Liberation Serif" fo:font-size="12pt" style:text-underline-style="none" officeooo:rsid="002764ee" style:font-size-asian="12pt" style:font-size-complex="12pt"/>
    </style:style>
    <style:style style:name="T21" style:family="text">
      <style:text-properties style:font-name="Liberation Serif" fo:font-size="12pt" style:text-underline-style="none" officeooo:rsid="002d7119" style:font-size-asian="12pt" style:font-size-complex="12pt"/>
    </style:style>
    <style:style style:name="T22" style:family="text">
      <style:text-properties style:font-name="Liberation Serif" fo:font-size="12pt" style:text-underline-style="none" officeooo:rsid="002e6d86" style:font-size-asian="12pt" style:font-size-complex="12pt"/>
    </style:style>
    <style:style style:name="T23" style:family="text">
      <style:text-properties style:font-name="Liberation Serif" fo:font-size="12pt" style:text-underline-style="solid" style:text-underline-width="auto" style:text-underline-color="font-color" style:font-size-asian="12pt" style:font-size-complex="12pt"/>
    </style:style>
    <style:style style:name="T24" style:family="text">
      <style:text-properties style:font-name="Liberation Serif" style:text-underline-style="none" officeooo:rsid="00647009"/>
    </style:style>
    <style:style style:name="T25" style:family="text">
      <style:text-properties style:font-name="Liberation Serif" officeooo:rsid="00647009"/>
    </style:style>
    <style:style style:name="T26" style:family="text">
      <style:text-properties officeooo:rsid="0030d108"/>
    </style:style>
    <style:style style:name="T27" style:family="text">
      <style:text-properties officeooo:rsid="004a49dc"/>
    </style:style>
    <style:style style:name="T28" style:family="text">
      <style:text-properties officeooo:rsid="004b8a7c"/>
    </style:style>
    <style:style style:name="T29" style:family="text">
      <style:text-properties officeooo:rsid="004d9b91"/>
    </style:style>
    <style:style style:name="T30" style:family="text">
      <style:text-properties officeooo:rsid="004f523b"/>
    </style:style>
    <style:style style:name="T31" style:family="text">
      <style:text-properties officeooo:rsid="004f60b2"/>
    </style:style>
    <style:style style:name="T32" style:family="text">
      <style:text-properties officeooo:rsid="00550183"/>
    </style:style>
    <style:style style:name="T33" style:family="text">
      <style:text-properties officeooo:rsid="005a1e70"/>
    </style:style>
    <style:style style:name="T34" style:family="text">
      <style:text-properties officeooo:rsid="005bca75"/>
    </style:style>
    <style:style style:name="T35" style:family="text">
      <style:text-properties officeooo:rsid="005c5d42"/>
    </style:style>
    <style:style style:name="T36" style:family="text">
      <style:text-properties officeooo:rsid="005ecb77"/>
    </style:style>
    <style:style style:name="T37" style:family="text">
      <style:text-properties officeooo:rsid="0066f57e"/>
    </style:style>
    <style:style style:name="T38" style:family="text">
      <style:text-properties officeooo:rsid="00691acd"/>
    </style:style>
    <style:style style:name="T39" style:family="text">
      <style:text-properties officeooo:rsid="006ae9a0"/>
    </style:style>
    <style:style style:name="T40" style:family="text">
      <style:text-properties officeooo:rsid="006dabbe"/>
    </style:style>
    <style:style style:name="T41" style:family="text">
      <style:text-properties style:font-name="Liberation Serif"/>
    </style:style>
    <style:style style:name="T42" style:family="text">
      <style:text-properties style:font-name="Liberation Serif" officeooo:rsid="007140bf"/>
    </style:style>
    <style:style style:name="T43" style:family="text">
      <style:text-properties style:font-name="Liberation Serif" style:text-underline-style="none" officeooo:rsid="007140bf"/>
    </style:style>
    <style:style style:name="T44" style:family="text">
      <style:text-properties style:font-name="Liberation Serif" style:text-underline-style="none" officeooo:rsid="007253b1"/>
    </style:style>
    <style:style style:name="T45" style:family="text">
      <style:text-properties style:font-name="Liberation Serif" style:text-underline-style="none" officeooo:rsid="00737399"/>
    </style:style>
    <style:style style:name="T46" style:family="text">
      <style:text-properties style:font-name="Liberation Serif" officeooo:rsid="00762c9c"/>
    </style:style>
    <style:style style:name="T47" style:family="text">
      <style:text-properties style:font-name="Liberation Serif" officeooo:rsid="0076b7c6"/>
    </style:style>
    <style:style style:name="T48" style:family="text">
      <style:text-properties style:font-name="Liberation Serif" officeooo:rsid="007840cd"/>
    </style:style>
    <style:style style:name="T49" style:family="text">
      <style:text-properties officeooo:rsid="00743333"/>
    </style:style>
    <style:style style:name="T50" style:family="text">
      <style:text-properties officeooo:rsid="00762c9c"/>
    </style:style>
    <style:style style:name="T51" style:family="text">
      <style:text-properties officeooo:rsid="0076b7c6"/>
    </style:style>
    <style:style style:name="T52" style:family="text">
      <style:text-properties officeooo:rsid="007840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3">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7">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4">it to do stuff and then goes on (but "x" still remains the same)</text:span></text:p>
      <text:p text:style-name="P4">Now, what that "x" is?</text:p>
      <text:p text:style-name="P4">Previously it was called "free variable".</text:p>
      <text:p text:style-name="P5"><text:span text:style-name="T4">The definition of "f. v." is: "</text:span><text:span text:style-name="T5">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7">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6">"According to that </text:span>definition, there are hardly any functional languages in use; even<text:span text:style-name="T8"> </text:span>Haskell has the<text:span text:style-name="T8"> </text:span><text:span text:style-name="T1">I/O monad</text:span> and <text:span text:style-name="T1">unsafePerformIO</text:span>. So I prefer the<text:span text:style-name="T8">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8">"</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9">,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21"><text:span text:style-name="T21">The biggest</text:span><text:span text:style-name="T19"> advantage of the pure functions</text:span><text:span text:style-name="T21"> is that</text:span><text:span text:style-name="T19"> </text:span><text:span text:style-name="T20">whenever You call</text:span><text:span text:style-name="T21"> p</text:span><text:span text:style-name="T22">ure</text:span><text:span text:style-name="T21"> f</text:span><text:span text:style-name="T22">.</text:span><text:span text:style-name="T19"> </text:span><text:span text:style-name="T20">with the same input, You'll get the same output, every time.</text:span></text:p>
      <text:p text:style-name="P21"><text:span text:style-name="T21">- </text:span><text:span text:style-name="T20">It's very useful for debugging.</text:span></text:p>
      <text:p text:style-name="P22"><text:span text:style-name="T20">-</text:span><text:span text:style-name="T19"> It provides security on the environment You'll run this program</text:span><text:span text:style-name="T22">, so I say.</text:span></text:p>
      <text:p text:style-name="P22"><text:span text:style-name="T20">I</text:span><text:span text:style-name="T19">magine writing a program that provides You, </text:span><text:span text:style-name="T23">by definition</text:span><text:span text:style-name="T19">, that the environment in which You'll run this program (ex. Operation System) will stay the same. That there is no chance that You'll delete any file or change state of the machine that'll lead to bugs in another sections in the system.</text:span></text:p>
      <text:p text:style-name="P22">// Not important section - end</text:p>
      <text:p text:style-name="P23">So, let's define functional programming language one more time.</text:p>
      <text:p text:style-name="P23"><text:span text:style-name="T1">The ideal</text:span><text:span text:style-name="T9"> f. p. language is language made only with pure functions but to adapt this definition to </text:span><text:span text:style-name="T12">common</text:span><text:span text:style-name="T9"> problems (when I/O operations are needed)</text:span><text:span text:style-name="T12"> this definition must be changed.</text:span><text:span text:style-name="T9"> </text:span><text:span text:style-name="T12">T</text:span><text:span text:style-name="T1">he actual definition</text:span><text:span text:style-name="T9"> of f. p. language is:</text:span></text:p>
      <text:p text:style-name="P23"><text:span text:style-name="T9">Functional programming language is </text:span><text:span text:style-name="T12">a </text:span><text:span text:style-name="T9">language that is focused on functions and makes it easy to write and use.</text:span></text:p>
      <text:p text:style-name="P32"/>
      <text:p text:style-name="P33">Buzzwords:</text:p>
      <text:p text:style-name="P33">- "purity"</text:p>
      <text:p text:style-name="P33">- statically typing</text:p>
      <text:p text:style-name="P33">- lazy evaluation</text:p>
      <text:p text:style-name="P33">- type interference</text:p>
      <text:p text:style-name="P33">- concurrent</text:p>
      <text:p text:style-name="P33"/>
      <text:p text:style-name="P33">How purity is provided in Haskell?</text:p>
      <text:p text:style-name="P34">- variables are immutable (what does "immutable" means - it means that once they are created, they cannot be changed (~something like final in Java))</text:p>
      <text:p text:style-name="P24"><text:span text:style-name="T10">- Haskell cannot access states like time or random numbers</text:span><text:span text:style-name="T12"> (~You cannot change something You don't have access to)</text:span></text:p>
      <text:p text:style-name="P35"/>
      <text:p text:style-name="P35">Types in Haskell:</text:p>
      <text:p text:style-name="P35">Simple types </text:p>
      <text:p text:style-name="P35">- Int (has it's own limitation, like in C language)</text:p>
      <text:p text:style-name="P35">- Integer (limitless number, has infinite precision)</text:p>
      <text:p text:style-name="P35">- Char</text:p>
      <text:p text:style-name="P35">- String (* that's why String is Simple type)</text:p>
      <text:p text:style-name="P35">(* in Haskell type is a collection of elements with same attributes)</text:p>
      <text:p text:style-name="P36">Non-simple types (~they are either mix of other types or a function)</text:p>
      <text:p text:style-name="P36">- tuple: (2, 'b', False)</text:p>
      <text:p text:style-name="P36">- list: [5, 6, 7, 8]</text:p>
      <text:p text:style-name="P36">- function: sin</text:p>
      <text:p text:style-name="P36"/>
      <text:p text:style-name="P37">// In this section there will be presented pseudo code of how to program in Haskell - start</text:p>
      <text:p text:style-name="P38">How to handle algebra with Haskell (beginning):</text:p>
      <text:p text:style-name="P38">f(x) -&gt; f x</text:p>
      <text:p text:style-name="P38">f(x, y) -&gt; f x y</text:p>
      <text:p text:style-name="P38">f(g(x)) -&gt; f (g x)</text:p>
      <text:p text:style-name="P36"/>
      <text:p text:style-name="P39">How to define function:</text:p>
      <text:p text:style-name="P39">1. Start with metafunction (~something like templates in C++)</text:p>
      <text:p text:style-name="P39">2. Write actual function</text:p>
      <text:p text:style-name="P39">example:</text:p>
      <text:p text:style-name="P25"><text:span text:style-name="T11">square</text:span><text:span text:style-name="T9"> :: Double -&gt; Double</text:span></text:p>
      <text:p text:style-name="P26"><text:soft-page-break/><text:span text:style-name="T11">square</text:span><text:span text:style-name="T9"> x = x</text:span><text:span text:style-name="T11">^2</text:span></text:p>
      <text:p text:style-name="P27"><text:span text:style-name="T9">But, if You forget about metafun</text:span><text:span text:style-name="T13">c</text:span><text:span text:style-name="T9">tion then compiler will try to figure type by itself</text:span></text:p>
      <text:p text:style-name="P40"/>
      <text:p text:style-name="P41">How function can be defined:</text:p>
      <text:p text:style-name="P41">- via conditions:</text:p>
      <text:p text:style-name="P41"><text:tab/>foo arg = if [condition] then [option 1] else [option 2]</text:p>
      <text:p text:style-name="P41">- via: guards:</text:p>
      <text:p text:style-name="P41"><text:tab/>foo arg<text:tab/>| arg &lt; 0<text:tab/>= -1</text:p>
      <text:p text:style-name="P41"><text:tab/><text:tab/>| arg == 0<text:tab/>= 0</text:p>
      <text:p text:style-name="P28"><text:span text:style-name="T10"><text:tab/></text:span><text:span text:style-name="T9"><text:tab/>| otherwise<text:tab/>= 1</text:span></text:p>
      <text:p text:style-name="P41">after something that looks like pipe "|" is condition</text:p>
      <text:p text:style-name="P41">if condition is meet then program executes that case and returns</text:p>
      <text:p text:style-name="P41">~it looks like switch with cases (where otherwise is similar to default)</text:p>
      <text:p text:style-name="P41">similar code written in imperative language:</text:p>
      <text:p text:style-name="P41">switch(arg) {</text:p>
      <text:p text:style-name="P41"><text:tab/>case arg &lt; 0 <text:tab/>:<text:tab/>arg = -1;</text:p>
      <text:p text:style-name="P41"><text:tab/><text:tab/><text:tab/><text:tab/>break;</text:p>
      <text:p text:style-name="P41"><text:tab/>case arg == 0<text:tab/>:<text:tab/>arg = 0;</text:p>
      <text:p text:style-name="P41"><text:tab/><text:tab/><text:tab/><text:tab/>break;</text:p>
      <text:p text:style-name="P41"><text:tab/>default<text:tab/><text:tab/>:<text:tab/>arg = 1;</text:p>
      <text:p text:style-name="P43">}</text:p>
      <text:p text:style-name="P43">- via pattern matching and case ... of</text:p>
      <text:p text:style-name="P29"><text:span text:style-name="T9"><text:tab/></text:span><text:span text:style-name="T14">foo arg = case arg &lt; 0 of</text:span></text:p>
      <text:p text:style-name="P44"><text:tab/><text:tab/>True -&gt; -1</text:p>
      <text:p text:style-name="P44"><text:tab/><text:tab/>False -&gt; case a == 0 of</text:p>
      <text:p text:style-name="P44"><text:tab/><text:tab/><text:tab/>True -&gt; 0</text:p>
      <text:p text:style-name="P44"><text:tab/><text:tab/><text:tab/>False -&gt; 1</text:p>
      <text:p text:style-name="P45">All 3 functions above can be used to define function with based-on-argument work flow.</text:p>
      <text:p text:style-name="P45">To choose which type of function You should use read this article:</text:p>
      <text:p text:style-name="P45">https://stackoverflow.com/questions/9345589/guards-vs-if-then-else-vs-cases-in-haskell</text:p>
      <text:p text:style-name="P45">But, whichever style You choose, define every case. Why? Because purity requires it.</text:p>
      <text:p text:style-name="P45"/>
      <text:p text:style-name="P45">In Haskell there is also possibility to use variables that hasn't been yet defined.</text:p>
      <text:p text:style-name="P45">How?</text:p>
      <text:p text:style-name="P30"><text:span text:style-name="T9">With </text:span><text:span text:style-name="T1">where</text:span><text:span text:style-name="T9"> and </text:span><text:span text:style-name="T1">let ... in</text:span><text:span text:style-name="T9"> statements.</text:span></text:p>
      <text:p text:style-name="P45">- via where:</text:p>
      <text:p text:style-name="P30"><text:span text:style-name="T9"><text:tab/>foo arg = arg + </text:span><text:span text:style-name="T15">tmp</text:span></text:p>
      <text:p text:style-name="P46"><text:tab/><text:tab/>where tmp = 42</text:p>
      <text:p text:style-name="P46">- via let ... in</text:p>
      <text:p text:style-name="P46"><text:tab/>foo arg =<text:tab/>let tmp = 42</text:p>
      <text:p text:style-name="P46"><text:tab/><text:tab/><text:tab/>in arg + tmp</text:p>
      <text:p text:style-name="P46"/>
      <text:p text:style-name="P31"><text:span text:style-name="T9"><text:s/>Code formating in Haskell - </text:span><text:span text:style-name="T1">off-side</text:span><text:span text:style-name="T9"> rule:</text:span></text:p>
      <text:p text:style-name="P46">- first symbol in line defines left margin of the block</text:p>
      <text:p text:style-name="P46">- when indentations (distance from left margin) increases in next line then it is considered as new block</text:p>
      <text:p text:style-name="P47">- local definitions must be placed in same block to see themselves</text:p>
      <text:p text:style-name="P31"><text:span text:style-name="T9">(~works similarly to Python's tabs</text:span><text:span text:style-name="T16"> - as an idea</text:span><text:span text:style-name="T9">)</text:span></text:p>
      <text:p text:style-name="P46"/>
      <text:p text:style-name="P48">How to run programs written in Haskell:</text:p>
      <text:p text:style-name="P48">1. run ghci to enter interactive terminal</text:p>
      <text:p text:style-name="P48"><text:tab/>$ghci</text:p>
      <text:p text:style-name="P48"><text:soft-page-break/>2. use runghc to run scripts</text:p>
      <text:p text:style-name="P48"><text:tab/>$runghci someprog.hs</text:p>
      <text:p text:style-name="P48">3. compile program to binary file</text:p>
      <text:p text:style-name="P48"><text:tab/>$ghc someprog.hs [-o someprog.out]</text:p>
      <text:p text:style-name="P37">//Boring section - end</text:p>
      <text:p text:style-name="P42"/>
      <text:p text:style-name="P54">//Low level weirdo digression - start</text:p>
      <text:p text:style-name="P49">How to create optimal boolean functions?</text:p>
      <text:p text:style-name="P49">[Version 1] Ask some low-level weirdo to do it for ya.</text:p>
      <text:p text:style-name="P49">[Version 2]<text:span text:style-name="T28"> Create functions that'll fully makes use of hardware</text:span></text:p>
      <text:p text:style-name="P52">How to do this?</text:p>
      <text:p text:style-name="P49">1. <text:span text:style-name="T28">Know Your enemy alias</text:span></text:p>
      <text:p text:style-name="P49">- cost criteria (one program can be very effective on some machine and also very slow on the other<text:span text:style-name="T27"> - it depends on specific computer architecture</text:span>)</text:p>
      <text:p text:style-name="P50"><text:s/>example:</text:p>
      <text:p text:style-name="P50">consider 2 programs that do the same stuff, but - one uses multithreading and the other not</text:p>
      <text:p text:style-name="P50">now if we run both programs on multithreading system, program that uses multithreading will be faster</text:p>
      <text:p text:style-name="P51">however, if we run same programs on system that doesn't support multithreading then the second program<text:span text:style-name="T30"> is</text:span> we faster (why? - because it won't change contex<text:span text:style-name="T31">t</text:span>)</text:p>
      <text:p text:style-name="P55">What is context? - ask low-level weirdo </text:p>
      <text:p text:style-name="P52">2. Decrease function complexity by</text:p>
      <text:p text:style-name="P50">- <text:span text:style-name="T28">algebraic manipulation</text:span></text:p>
      <text:p text:style-name="P53">- Karnaugh map usage</text:p>
      <text:p text:style-name="P53">Both approach provides <text:span text:style-name="T28">less gates</text:span> usage, and in the end,<text:span text:style-name="T28"> less operations to calculate</text:span></text:p>
      <text:p text:style-name="P54">//Low level weirdo digression - <text:span text:style-name="T29">end</text:span></text:p>
      <text:p text:style-name="P42"/>
      <text:p text:style-name="P56">Lecture 2</text:p>
      <text:p text:style-name="P57">Buzzwords:</text:p>
      <text:p text:style-name="P57">- lazy evaluation</text:p>
      <text:p text:style-name="P57">- recursion / doing stuff with list</text:p>
      <text:p text:style-name="P57">- high-level functions</text:p>
      <text:p text:style-name="P57">- "Collection Pipe" pattern</text:p>
      <text:p text:style-name="P57"/>
      <text:p text:style-name="P58">What does lazy evaluation means?</text:p>
      <text:p text:style-name="P58">The simplest answer: the result is calculated only then when some function needs that result</text:p>
      <text:p text:style-name="P58">In l. e. there is something called "thunks" used instead of value - it's nothing more than recipe of how to evaluate that value (yet still unevaluated)</text:p>
      <text:p text:style-name="P58">Ok, but how this looks like in practice?</text:p>
      <text:p text:style-name="P58">Let's say that we want to add two numbers and store the result</text:p>
      <text:p text:style-name="P58">So, we'll write something like this:</text:p>
      <text:p text:style-name="P58"><text:tab/>x = 13 + 12</text:p>
      <text:p text:style-name="P58">And we should suspect that x is now 25</text:p>
      <text:p text:style-name="P58">But, do we really need that calculation?</text:p>
      <text:p text:style-name="P58">What if we never use 'x' in program? If that happen then this would be a waste of CPU. What a horrible situation may appear.</text:p>
      <text:p text:style-name="P58">But hey, here is THE solution.</text:p>
      <text:p text:style-name="P59">We WON'T calculate it at the start, but instead we'll say:</text:p>
      <text:p text:style-name="P59">"<text:span text:style-name="T32">I'm laaazy, I'll calculate it, but not now, later, trust me</text:span>"</text:p>
      <text:p text:style-name="P60">And calculation will start only then the result is needed</text:p>
      <text:p text:style-name="P60">"What, You want to add 4 to 'x'? But what is 'x'? Oh, wait it's that thing that occurred before. Hmm, let me calculate it... ok, 'x' is 25, so the result You were waiting for is... nah, I'll do it later"</text:p>
      <text:p text:style-name="P60"><text:soft-page-break/></text:p>
      <text:p text:style-name="P61">Let's now consider the opportunities that gives this approach</text:p>
      <text:p text:style-name="P61">1. To implement long sequence of data program must only show <text:span text:style-name="T1">how to do this</text:span>.</text:p>
      <text:p text:style-name="P61">ex.: [1..5] defines sequence [1, 2, 3, 4, 5]</text:p>
      <text:p text:style-name="P61">What does defines this? [1..]</text:p>
      <text:p text:style-name="P61">[1..] defines sequence [1, 2, 3, 4, 5, 6, 7, ...] and so on to infinity</text:p>
      <text:p text:style-name="P61">Then, if program doesn't have lazy evaluation, it won't be possible (due to lack of memory)</text:p>
      <text:p text:style-name="P61">But, with that mechanism, program calculates only that elements that is necessary to provide calculations.</text:p>
      <text:p text:style-name="P61"/>
      <text:p text:style-name="P62">What is high-level function?</text:p>
      <text:p text:style-name="P62">It is a function that returns another function.</text:p>
      <text:p text:style-name="P62">What is anonymous function?</text:p>
      <text:p text:style-name="P62">It's function that we want to use, which hasn't been declared yet, and we don't want to declare it either.</text:p>
      <text:p text:style-name="P62">It's like function structure, without connotation with name.</text:p>
      <text:p text:style-name="P62"/>
      <text:p text:style-name="P63">Tricky functions (at least for me)</text:p>
      <text:p text:style-name="P63">- foldr</text:p>
      <text:p text:style-name="P63">gets 3 arguments:</text:p>
      <text:p text:style-name="P63">1. argument function (should be 2 - argument function, or so I say)</text:p>
      <text:p text:style-name="P63">2. base element</text:p>
      <text:p text:style-name="P63">3. list</text:p>
      <text:p text:style-name="P63">and the makes operation for every element of the list</text:p>
      <text:p text:style-name="P63">How?</text:p>
      <text:p text:style-name="P63">the rule is simple:</text:p>
      <text:p text:style-name="P63"><text:span text:style-name="T34">[ONE RULE]</text:span> if You execute foldr on empty list [foo, baseEl, []], then the result is baseEl</text:p>
      <text:p text:style-name="P63"><text:span text:style-name="T34">[SECOND RULE]</text:span> if not<text:span text:style-name="T33">,</text:span> then You take head from the list, and calculates <text:span text:style-name="T33">and creates this little monster:</text:span></text:p>
      <text:p text:style-name="P64"><text:tab/>[1. el] (function) [2. el] (function) [3. el] (function) ... [last el] (function) [baseEl]</text:p>
      <text:p text:style-name="P64">What now?</text:p>
      <text:p text:style-name="P64">Now You makes calculations, <text:span text:style-name="T1">from right to left</text:span> (because You need result from "more on right" elements to calculate "more on left" ones)</text:p>
      <text:p text:style-name="P65">-<text:span text:style-name="T35"> foldl</text:span></text:p>
      <text:p text:style-name="P66">well, this function works like reflection to foldr</text:p>
      <text:p text:style-name="P66">it also gets 3 arguments, that are the same as in foldr</text:p>
      <text:p text:style-name="P66">but in this case, the operations are made <text:span text:style-name="T1">from left to right</text:span>, so it's exact opposite to foldr</text:p>
      <text:p text:style-name="P66">How that monster will look like?</text:p>
      <text:p text:style-name="P66"><text:tab/><text:span text:style-name="T33"> [last el] (function) </text:span>... <text:span text:style-name="T33">[3. el] (function)</text:span> [2. el] <text:span text:style-name="T33">(function) </text:span><text:s/>[1. el] <text:span text:style-name="T33">(function) </text:span>[baseEl]</text:p>
      <text:p text:style-name="P63"/>
      <text:p text:style-name="P67">Collection pipeline (design pattern)</text:p>
      <text:p text:style-name="P68">Is focused on collections, dah</text:p>
      <text:p text:style-name="P68">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68">This provides "snake-like" work-flow of the operations that leads from one operation to another.</text:p>
      <text:p text:style-name="P68">big_function (collection) =<text:span text:style-name="T36"> </text:span>operation<text:span text:style-name="T36">3</text:span> (operation<text:span text:style-name="T36">2</text:span> (operation1 (<text:span text:style-name="T36">collection</text:span>)))</text:p>
      <table:table table:name="Table1" table:style-name="Table1">
        <table:table-column table:style-name="Table1.A"/>
        <table:table-column table:style-name="Table1.B"/>
        <table:table-row>
          <table:table-cell table:style-name="Table1.A1" office:value-type="string">
            <text:p text:style-name="P75">collection</text:p>
          </table:table-cell>
          <table:table-cell table:style-name="Table1.B1" office:value-type="string">
            <text:p text:style-name="P75">collection</text:p>
          </table:table-cell>
        </table:table-row>
        <table:table-row>
          <table:table-cell table:style-name="Table1.A2" table:number-rows-spanned="3" office:value-type="string">
            <text:p text:style-name="P76">big function</text:p>
          </table:table-cell>
          <table:table-cell table:style-name="Table1.B2" office:value-type="string">
            <text:p text:style-name="P77">collection</text:p>
          </table:table-cell>
        </table:table-row>
        <table:table-row>
          <table:covered-table-cell/>
          <table:table-cell table:style-name="Table1.B2" office:value-type="string">
            <text:p text:style-name="P78">collection</text:p>
          </table:table-cell>
        </table:table-row>
        <table:table-row>
          <table:covered-table-cell/>
          <table:table-cell table:style-name="Table1.B2" office:value-type="string">
            <text:p text:style-name="P78">(:_collection_:)</text:p>
          </table:table-cell>
        </table:table-row>
        <text:soft-page-break/>
        <table:table-row>
          <table:table-cell table:style-name="Table1.A2" office:value-type="string">
            <text:p text:style-name="P78">(:_collection_:)</text:p>
          </table:table-cell>
          <table:table-cell table:style-name="Table1.B2" office:value-type="string">
            <text:p text:style-name="P78">(:_collection_:)</text:p>
          </table:table-cell>
        </table:table-row>
      </table:table>
      <text:p text:style-name="P42"/>
      <text:p text:style-name="P80">List comprehensions</text:p>
      <text:p text:style-name="P80">How does the syntax for this function look?</text:p>
      <text:p text:style-name="P80">1. example:</text:p>
      <text:p text:style-name="P82"><text:span text:style-name="Source_20_Text"><text:span text:style-name="T42">[HASKELL]<text:tab/></text:span></text:span><text:span text:style-name="Source_20_Text"><text:span text:style-name="T18">[x^3 | x &lt;- [1..5]]</text:span></text:span></text:p>
      <text:p text:style-name="P83">[SYNTAX]<text:tab/>["operation to execute on elem" | "list of elements"]</text:p>
      <text:p text:style-name="P83">[C]</text:p>
      <text:p text:style-name="P83">int x;</text:p>
      <text:p text:style-name="P83">List list;</text:p>
      <text:p text:style-name="P83">for(x = 1; x &lt;= 5; x++)</text:p>
      <text:p text:style-name="P83"><text:tab/>addToList(list, x ^ 3);</text:p>
      <text:p text:style-name="P80"/>
      <text:p text:style-name="P81"><text:span text:style-name="T52">2</text:span>. example:</text:p>
      <text:p text:style-name="P82"><text:span text:style-name="Source_20_Text"><text:span text:style-name="T42">[HASKELL]<text:tab/>[x^2 | x &lt;- [1..5], x ^ 2 - x &gt; 3]</text:span></text:span></text:p>
      <text:p text:style-name="P83">[SYNTAX]<text:tab/>["operation to execute on elem" | "list of elements", "condition"]</text:p>
      <text:p text:style-name="P83">[C]</text:p>
      <text:p text:style-name="P83">int x;</text:p>
      <text:p text:style-name="P83">List list;</text:p>
      <text:p text:style-name="P83">for(x = 1; x &lt;= 5; x++)</text:p>
      <text:p text:style-name="P83"><text:tab/>if( <text:span text:style-name="Source_20_Text"><text:span text:style-name="T18">x ^ 2 - x &gt; 3</text:span></text:span><text:span text:style-name="Source_20_Text"><text:span text:style-name="T46"> </text:span></text:span><text:span text:style-name="Source_20_Text"><text:span text:style-name="T18">)</text:span></text:span></text:p>
      <text:p text:style-name="P83"><text:tab/><text:tab/>addToList(list, x ^ 3);</text:p>
      <text:p text:style-name="P83"/>
      <text:p text:style-name="P88">"list of elements" is some sort of "condition"</text:p>
      <text:p text:style-name="P88">in that way, what's after "|" is mix of loops and conditions</text:p>
      <text:p text:style-name="P81"><text:span text:style-name="Source_20_Text"><text:span text:style-name="T48"/></text:span></text:p>
      <text:p text:style-name="P81"><text:span text:style-name="Source_20_Text"><text:span text:style-name="T48">3</text:span></text:span><text:span text:style-name="Source_20_Text"><text:span text:style-name="T43">. example:</text:span></text:span></text:p>
      <text:p text:style-name="P89"><text:span text:style-name="Source_20_Text"><text:span text:style-name="T42">[HASKELL]<text:tab/></text:span></text:span><text:span text:style-name="Source_20_Text"><text:span text:style-name="T44">[</text:span></text:span><text:span text:style-name="Source_20_Text"><text:span text:style-name="T45">x</text:span></text:span><text:span text:style-name="Source_20_Text"><text:span text:style-name="T44"> | </text:span></text:span><text:span text:style-name="Source_20_Text"><text:span text:style-name="T45">x</text:span></text:span><text:span text:style-name="Source_20_Text"><text:span text:style-name="T44"> &lt;- [0..3],</text:span></text:span><text:span text:style-name="Source_20_Text"><text:span text:style-name="T45"> x</text:span></text:span><text:span text:style-name="Source_20_Text"><text:span text:style-name="T44"> &lt; 2, </text:span></text:span><text:span text:style-name="Source_20_Text"><text:span text:style-name="T45">x</text:span></text:span><text:span text:style-name="Source_20_Text"><text:span text:style-name="T44"> &lt;- [0..2]]</text:span></text:span></text:p>
      <text:p text:style-name="P85">[SYNTAX]<text:tab/>["operation to execute on elem" | "condition"<text:span text:style-name="T49">, </text:span>"condition"<text:span text:style-name="T49">, </text:span>"condition"<text:span text:style-name="T49">, ...</text:span>]</text:p>
      <text:p text:style-name="P84">[C]</text:p>
      <text:p text:style-name="P84">int x;</text:p>
      <text:p text:style-name="P84">List list;</text:p>
      <text:p text:style-name="P84">for(x = <text:span text:style-name="T50">0</text:span>; x &lt;= <text:span text:style-name="T50">3</text:span>; x++)</text:p>
      <text:p text:style-name="P84"><text:tab/>if(<text:span text:style-name="T50"> </text:span><text:span text:style-name="Source_20_Text"><text:span text:style-name="T18">x </text:span></text:span><text:span text:style-name="Source_20_Text"><text:span text:style-name="T46">&lt; 2 </text:span></text:span><text:span text:style-name="Source_20_Text"><text:span text:style-name="T18">)</text:span></text:span></text:p>
      <text:p text:style-name="P86"><text:span text:style-name="Source_20_Text"><text:span text:style-name="T47"><text:tab/><text:tab/>for(x = 0; x &lt;= 2; x++)</text:span></text:span></text:p>
      <text:p text:style-name="P84"><text:span text:style-name="T51"><text:tab/></text:span><text:tab/><text:tab/>addToList(list, <text:span text:style-name="T51">x</text:span>);</text:p>
      <text:p text:style-name="P84"/>
      <text:p text:style-name="P87"/>
      <text:p text:style-name="P83"/>
      <text:p text:style-name="P69">Lecture 3</text:p>
      <text:p text:style-name="P69"/>
      <text:p text:style-name="P12">Questions that occurred during writing notes</text:p>
      <text:p text:style-name="P12">- [1] Why function that causes output is impure?<text:span text:style-name="T26"> (In context that pure function doesn't change global variables/ states)</text:span></text:p>
      <text:p text:style-name="P73">- [2] <text:span text:style-name="T9">How to interpret error communicate when You want to curry curried function or unc</text:span><text:span text:style-name="T17">u</text:span><text:span text:style-name="T9">rry unac</text:span><text:span text:style-name="T17">u</text:span><text:span text:style-name="T9">rried?</text:span></text:p>
      <text:p text:style-name="P70"><text:tab/>add2T :: Num a =&gt; (a, a) -&gt; a</text:p>
      <text:p text:style-name="P70"><text:tab/>add2T (x, y) = x + y</text:p>
      <text:p text:style-name="P70"/>
      <text:p text:style-name="P70"><text:tab/>add2C :: Num a =&gt; a -&gt; a -&gt; a</text:p>
      <text:p text:style-name="P70"><text:tab/>add2C x y = x + y</text:p>
      <text:p text:style-name="P70"/>
      <text:p text:style-name="P71"><text:soft-page-break/><text:tab/>1. curry curried:</text:p>
      <text:p text:style-name="P71"><text:tab/><text:tab/>*Main&gt; curry add2C</text:p>
      <text:p text:style-name="P71"/>
      <text:p text:style-name="P71"><text:tab/><text:tab/>&lt;interactive&gt;:46:1:</text:p>
      <text:p text:style-name="P71"><text:tab/><text:tab/> <text:s text:c="3"/>Non type-variable argument in the constraint: Num (a, b)</text:p>
      <text:p text:style-name="P71"><text:tab/><text:tab/> <text:s text:c="3"/>(Use FlexibleContexts to permit this)</text:p>
      <text:p text:style-name="P71"><text:tab/><text:tab/> <text:s text:c="3"/>When checking that ‘it’ has the inferred type</text:p>
      <text:p text:style-name="P71"><text:tab/><text:tab/> <text:s text:c="5"/>it :: forall a b. Num (a, b) =&gt; a -&gt; b -&gt; (a, b) -&gt; (a, b)</text:p>
      <text:p text:style-name="P71"><text:tab/>2. uncurry uncurried:</text:p>
      <text:p text:style-name="P71"><text:tab/><text:tab/>*Main&gt; uncurry add2T</text:p>
      <text:p text:style-name="P71"/>
      <text:p text:style-name="P71"><text:tab/><text:tab/>&lt;interactive&gt;:47:1:</text:p>
      <text:p text:style-name="P71"><text:tab/><text:tab/> <text:s text:c="3"/>Non type-variable argument in the constraint: Num (b -&gt; c)</text:p>
      <text:p text:style-name="P71"><text:tab/><text:tab/> <text:s text:c="3"/>(Use FlexibleContexts to permit this)</text:p>
      <text:p text:style-name="P71"><text:tab/><text:tab/> <text:s text:c="3"/>When checking that ‘it’ has the inferred type</text:p>
      <text:p text:style-name="P71"><text:tab/><text:tab/> <text:s text:c="5"/>it :: forall b c. Num (b -&gt; c) =&gt; ((b -&gt; c, b -&gt; c), b) -&gt; c<text:tab/></text:p>
      <text:p text:style-name="P72">- [<text:span text:style-name="T37">2</text:span>] How is it possible to code such beautiful function?</text:p>
      <text:p text:style-name="P74"><text:span text:style-name="T24"><text:tab/></text:span><text:span text:style-name="Source_20_Text"><text:span text:style-name="T18">let fibs = 0 : 1 : zipWith (+) fibs (tail fibs) :: [Int]</text:span></text:span></text:p>
      <text:p text:style-name="P74"><text:span text:style-name="Source_20_Text"><text:span text:style-name="T25"><text:tab/><text:tab/>~ Roman Dębski's fibbonacci function</text:span></text:span></text:p>
      <text:p text:style-name="P17">- [2] What does this big boi <text:span text:style-name="T39">do</text:span>?</text:p>
      <text:p text:style-name="P17"><text:tab/><text:span text:style-name="T38">input</text:span>&gt; [x ^ 2 | x &lt;- [1..5], x &lt;- [1..2]]</text:p>
      <text:p text:style-name="P18"><text:tab/><text:span text:style-name="T38">output</text:span>&gt;<text:span text:style-name="T38">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40">; x &lt;= 5; x++)</text:span></text:p>
      <text:p text:style-name="P20"><text:tab/><text:tab/>for(x = 1; x &lt;= 2; x++)</text:p>
      <text:p text:style-name="P20"><text:tab/><text:tab/><text:tab/>addToList(list, x ^ 2);</text:p>
      <text:p text:style-name="P19"><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08T01:01:19.341660575</dc:date>
    <meta:editing-duration>PT11H13M42S</meta:editing-duration>
    <meta:editing-cycles>70</meta:editing-cycles>
    <meta:document-statistic meta:table-count="1" meta:image-count="0" meta:object-count="0" meta:page-count="7" meta:paragraph-count="280" meta:word-count="2455" meta:character-count="13737" meta:non-whitespace-character-count="11417"/>
  </office:meta>
</office:document-meta>
</file>